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ucida Sans" svg:font-family="'Lucida Sans', 'Lucida Grande', 'Lucida Sans Unicode', Lucida, Verdana, Tahom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e68af" officeooo:paragraph-rsid="000e68af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e68af" officeooo:paragraph-rsid="000e68af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333333" style:font-name="Lucida Sans" fo:font-size="10.5pt" fo:letter-spacing="normal" fo:font-style="normal" style:text-underline-style="none" fo:font-weight="normal" officeooo:rsid="000e68af" officeooo:paragraph-rsid="000e68af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333333" style:font-name="Lucida Sans" fo:font-size="10.5pt" fo:letter-spacing="normal" fo:font-style="normal" style:text-underline-style="none" fo:font-weight="normal" officeooo:rsid="000e68af" officeooo:paragraph-rsid="000e68af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333333" style:font-name="Lucida Sans" fo:font-size="10.5pt" fo:letter-spacing="normal" fo:font-style="normal" style:text-underline-style="none" fo:font-weight="normal" officeooo:rsid="000fad73" officeooo:paragraph-rsid="000e68af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333333" style:font-name="Lucida Sans" fo:font-size="10.5pt" fo:letter-spacing="normal" fo:font-style="normal" style:text-underline-style="none" fo:font-weight="normal" officeooo:rsid="000fad73" officeooo:paragraph-rsid="0016d633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16d633"/>
    </style:style>
    <style:style style:name="P8" style:family="paragraph" style:parent-style-name="Standard">
      <style:paragraph-properties fo:text-align="start" style:justify-single-word="false"/>
      <style:text-properties officeooo:paragraph-rsid="0016d633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16d633" officeooo:paragraph-rsid="0016d633"/>
    </style:style>
    <style:style style:name="P10" style:family="paragraph" style:parent-style-name="Standard">
      <style:paragraph-properties fo:text-align="start" style:justify-single-word="false"/>
      <style:text-properties officeooo:rsid="0016d633" officeooo:paragraph-rsid="0016d633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8c379" officeooo:paragraph-rsid="0018c379"/>
    </style:style>
    <style:style style:name="P1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variant="normal" fo:text-transform="none" fo:color="#333333" style:font-name="Lucida Sans" fo:font-size="10.5pt" fo:letter-spacing="normal" fo:font-style="normal" style:text-underline-style="none" fo:font-weight="normal" officeooo:rsid="000fad73" officeooo:paragraph-rsid="000e68af" style:font-weight-asian="normal" style:font-weight-complex="normal"/>
    </style:style>
    <style:style style:name="P1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variant="normal" fo:text-transform="none" fo:color="#333333" style:font-name="Lucida Sans" fo:font-size="10.5pt" fo:letter-spacing="normal" fo:font-style="normal" style:text-underline-style="none" fo:font-weight="normal" officeooo:rsid="000fad73" officeooo:paragraph-rsid="0016d633" style:font-weight-asian="normal" style:font-weight-complex="normal"/>
    </style:style>
    <style:style style:name="P1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18c379" officeooo:paragraph-rsid="0018c379"/>
    </style:style>
    <style:style style:name="P15" style:family="paragraph" style:parent-style-name="Standard">
      <style:paragraph-properties fo:margin-left="1.251cm" fo:margin-right="0cm" fo:margin-top="0cm" fo:margin-bottom="0cm" loext:contextual-spacing="false" fo:text-align="start" style:justify-single-word="false" fo:text-indent="0cm" style:auto-text-indent="false"/>
      <style:text-properties officeooo:rsid="0016d633" officeooo:paragraph-rsid="0016d633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333333" style:font-name="Lucida Sans" fo:font-size="10.5pt" fo:letter-spacing="normal" fo:font-style="normal" style:text-underline-style="none" fo:font-weight="normal" officeooo:rsid="0016d633" officeooo:paragraph-rsid="0016d633" style:font-weight-asian="normal" style:font-weight-complex="normal"/>
    </style:style>
    <style:style style:name="T1" style:family="text">
      <style:text-properties fo:font-variant="normal" fo:text-transform="none" fo:color="#333333" style:font-name="Lucida Sans" fo:font-size="10.5pt" fo:letter-spacing="normal" fo:font-style="normal" style:text-underline-style="none" fo:font-weight="normal" style:font-weight-asian="normal" style:font-weight-complex="normal"/>
    </style:style>
    <style:style style:name="T2" style:family="text">
      <style:text-properties fo:font-variant="normal" fo:text-transform="none" fo:color="#333333" style:font-name="Lucida Sans" fo:font-size="10.5pt" fo:letter-spacing="normal" fo:font-style="normal" style:text-underline-style="none" fo:font-weight="normal" officeooo:rsid="000e68af" style:font-weight-asian="normal" style:font-weight-complex="normal"/>
    </style:style>
    <style:style style:name="T3" style:family="text">
      <style:text-properties fo:font-variant="normal" fo:text-transform="none" fo:color="#333333" style:font-name="Lucida Sans" fo:font-size="10.5pt" fo:letter-spacing="normal" fo:font-style="normal" style:text-underline-style="none" fo:font-weight="normal" officeooo:rsid="000fad73" style:font-weight-asian="normal" style:font-weight-complex="normal"/>
    </style:style>
    <style:style style:name="T4" style:family="text">
      <style:text-properties fo:font-variant="normal" fo:text-transform="none" fo:color="#333333" style:font-name="Lucida Sans" fo:font-size="10.5pt" fo:letter-spacing="normal" fo:font-style="normal" style:text-underline-style="none" fo:font-weight="normal" officeooo:rsid="0013bbd1" style:font-weight-asian="normal" style:font-weight-complex="normal"/>
    </style:style>
    <style:style style:name="T5" style:family="text">
      <style:text-properties fo:font-variant="normal" fo:text-transform="none" fo:color="#333333" style:font-name="Lucida Sans" fo:font-size="10.5pt" fo:letter-spacing="normal" fo:font-style="normal" style:text-underline-style="none" fo:font-weight="normal" officeooo:rsid="0016d633" style:font-weight-asian="normal" style:font-weight-complex="normal"/>
    </style:style>
    <style:style style:name="T6" style:family="text">
      <style:text-properties fo:font-variant="normal" fo:text-transform="none" fo:color="#333333" style:font-name="Lucida Sans" fo:font-size="10.5pt" fo:letter-spacing="normal" fo:font-style="normal" style:text-underline-style="none" fo:font-weight="normal" officeooo:rsid="0018c379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5 methods of Symbol</text:p>
      <text:p text:style-name="P3"/>
      <text:p text:style-name="P3"/>
      <text:p text:style-name="P4">Symbol is the most basic Ruby object, just has a name and an internal ID.</text:p>
      <text:p text:style-name="P4">Symbol name refers to same object throughout the program.</text:p>
      <text:p text:style-name="P4"/>
      <text:list xml:id="list1271350649" text:style-name="L1">
        <text:list-item>
          <text:p text:style-name="P7"><text:span text:style-name="T4">all_symbols method</text:span></text:p>
          <text:p text:style-name="P7"><text:span text:style-name="T4"/></text:p>
          <text:p text:style-name="P7"><text:span text:style-name="T2">Symbol.all_symbols returns an array of all the symbols currently stored, these contain the in built symbols as well as the ones created by user programs. </text:span><text:span text:style-name="T3">It is a class method.</text:span></text:p>
          <text:p text:style-name="P7"><text:span text:style-name="T3"/></text:p>
        </text:list-item>
        <text:list-item>
          <text:p text:style-name="P7"><text:span text:style-name="T6">length</text:span><text:span text:style-name="T4"> method:</text:span></text:p>
          <text:p text:style-name="P11"><text:span text:style-name="T4">I</text:span><text:span text:style-name="T1">t used to return the length of the symbol.</text:span></text:p>
        </text:list-item>
      </text:list>
      <text:p text:style-name="P14"><text:span text:style-name="T1"/></text:p>
      <text:p text:style-name="P14"><text:span text:style-name="T1">2.5.5 :069 &gt; your_name.length</text:span></text:p>
      <text:p text:style-name="P14"><text:span text:style-name="T1"><text:s/>=&gt; 5 </text:span></text:p>
      <text:p text:style-name="P14"><text:span text:style-name="T1">2.5.5 :070 &gt; your_name</text:span></text:p>
      <text:p text:style-name="P14"><text:span text:style-name="T1"><text:s/>=&gt; :Priya </text:span></text:p>
      <text:p text:style-name="P14"><text:span text:style-name="T1">2.5.5 :071 &gt; your_name.length</text:span></text:p>
      <text:p text:style-name="P14"><text:span text:style-name="T1"><text:s/>=&gt; 5 </text:span></text:p>
      <text:p text:style-name="P14"><text:span text:style-name="T1">2.5.5 :072 &gt; </text:span></text:p>
      <text:list xml:id="list144433407720407" text:continue-numbering="true" text:style-name="L1">
        <text:list-header>
          <text:p text:style-name="P7"><text:span text:style-name="T4"/></text:p>
        </text:list-header>
        <text:list-item>
          <text:p text:style-name="P7"><text:span text:style-name="T4">to_s method: converts symbol into string with the same value.</text:span></text:p>
          <text:p text:style-name="P7"><text:span text:style-name="T4">2.5.5 :032 &gt; your_name.to_</text:span><text:span text:style-name="T5">s</text:span></text:p>
          <text:p text:style-name="P7"><text:span text:style-name="T4"><text:s/>=&gt; "neha" </text:span></text:p>
          <text:p text:style-name="P7"><text:span text:style-name="T4"/></text:p>
        </text:list-item>
        <text:list-item>
          <text:p text:style-name="P7"><text:span text:style-name="T4">__id__ method: returns the ID of the symbol on which it is called.</text:span></text:p>
        </text:list-item>
      </text:list>
      <text:p text:style-name="P8"><text:span text:style-name="T4"><text:tab/></text:span></text:p>
      <text:p text:style-name="P8"><text:span text:style-name="T4"><text:tab/></text:span><text:span text:style-name="T3">2.5.5 :026 &gt; my_name</text:span></text:p>
      <text:p text:style-name="P13"><text:s/>=&gt; :hello </text:p>
      <text:p text:style-name="P13">2.5.5 :027 &gt; your_name</text:p>
      <text:p text:style-name="P13"><text:s/>=&gt; :neha </text:p>
      <text:p text:style-name="P13">2.5.5 :028 &gt; her_name</text:p>
      <text:p text:style-name="P13"><text:s/>=&gt; :hello </text:p>
      <text:p text:style-name="P13">2.5.5 :029 &gt; my_name.__id__</text:p>
      <text:p text:style-name="P13"><text:s/>=&gt; 1296028 </text:p>
      <text:p text:style-name="P13">2.5.5 :030 &gt; her_name.__id__</text:p>
      <text:p text:style-name="P13"><text:s/>=&gt; 1296028 </text:p>
      <text:p text:style-name="P13">2.5.5 :031 &gt; your_name.__id__</text:p>
      <text:p text:style-name="P6"><text:span text:style-name="T4"><text:s/><text:tab/>=&gt; 1295068 </text:span></text:p>
      <text:p text:style-name="P8"><text:span text:style-name="T4"/></text:p>
      <text:list xml:id="list144432768161568" text:continue-numbering="true" text:style-name="L1">
        <text:list-item>
          <text:p text:style-name="P9"><text:span text:style-name="T4">U</text:span><text:span text:style-name="T1">pcase, downcase, swapcase methods</text:span></text:p>
        </text:list-item>
      </text:list>
      <text:p text:style-name="P10"><text:span text:style-name="T1"><text:tab/>2.5.5 :033 &gt; my_name = :sneha</text:span></text:p>
      <text:p text:style-name="P15"><text:span text:style-name="T1"><text:s/>=&gt; :sneha </text:span></text:p>
      <text:p text:style-name="P15"><text:span text:style-name="T1">2.5.5 :034 &gt; my_name.upcase</text:span></text:p>
      <text:p text:style-name="P15"><text:span text:style-name="T1"><text:s/>=&gt; :SNEHA </text:span></text:p>
      <text:p text:style-name="P15"><text:span text:style-name="T1">2.5.5 :035 &gt; my_name.downcase</text:span></text:p>
      <text:p text:style-name="P15"><text:span text:style-name="T1"><text:s/>=&gt; :sneha </text:span></text:p>
      <text:p text:style-name="P15"><text:span text:style-name="T1">2.5.5 :036 &gt; my_name = :SnEha</text:span></text:p>
      <text:p text:style-name="P15"><text:span text:style-name="T1"><text:s/>=&gt; :SnEha </text:span></text:p>
      <text:p text:style-name="P15"><text:span text:style-name="T1">2.5.5 :037 &gt; my_name.swapcase</text:span></text:p>
      <text:p text:style-name="P15"><text:span text:style-name="T1"><text:s/>=&gt; :sNeHA </text:span></text:p>
      <text:p text:style-name="P10"><text:span text:style-name="T1"><text:tab/></text:span></text:p>
      <text:p text:style-name="P5"/>
      <text:p text:style-name="P12"/>
      <text:p text:style-name="P12"/>
      <text:p text:style-name="P16"><text:soft-page-break/></text:p>
      <text:p text:style-name="P12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ucida Sans" svg:font-family="'Lucida Sans', 'Lucida Grande', 'Lucida Sans Unicode', Lucida, Verdana, Tahom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8T13:57:42.977392639</meta:creation-date>
    <meta:editing-duration>PT16M7S</meta:editing-duration>
    <meta:editing-cycles>3</meta:editing-cycles>
    <meta:generator>LibreOffice/6.0.7.3$Linux_X86_64 LibreOffice_project/00m0$Build-3</meta:generator>
    <dc:date>2019-12-18T14:44:31.934418428</dc:date>
    <meta:document-statistic meta:table-count="0" meta:image-count="0" meta:object-count="0" meta:page-count="2" meta:paragraph-count="43" meta:word-count="200" meta:character-count="1142" meta:non-whitespace-character-count="952"/>
  </office:meta>
</office:document-meta>
</file>